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282cm" fo:min-width="0.032cm"/>
    </style:style>
    <style:style style:name="gr2" style:family="graphic" style:parent-style-name="objectwithoutfill">
      <style:graphic-properties svg:stroke-color="#000000" draw:marker-end="Extrems_20_de_20_fletxa_20_1" draw:marker-end-width="0.3cm" draw:fill="none" draw:fill-color="#000000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2.154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color="#000000" draw:marker-end="Extrems_20_de_20_fletxa_20_3" draw:marker-end-width="0.3cm" draw:fill="none" draw:fill-color="#ffffff" draw:textarea-vertical-align="middle"/>
    </style:style>
    <style:style style:name="gr6" style:family="graphic" style:parent-style-name="standard">
      <style:graphic-properties draw:stroke="none" draw:fill="none" draw:fill-color="#ffffff" fo:min-height="0.512cm"/>
      <style:paragraph-properties style:writing-mode="lr-tb"/>
    </style:style>
    <style:style style:name="gr7" style:family="graphic" style:parent-style-name="objectwithoutfill">
      <style:graphic-properties svg:stroke-color="#000000" draw:marker-end="Extrems_20_de_20_fletxa_20_4" draw:marker-end-width="0.3cm" draw:fill="none" draw:fill-color="#ffffff" draw:textarea-vertical-align="middle"/>
    </style:style>
    <style:style style:name="gr8" style:family="graphic" style:parent-style-name="objectwithoutfill">
      <style:graphic-properties svg:stroke-color="#000000" draw:marker-end="Extrems_20_de_20_fletxa_20_5" draw:marker-end-width="0.3cm" draw:fill="none" draw:fill-color="#ffffff" draw:textarea-vertical-align="middle"/>
      <style:paragraph-properties style:writing-mode="lr-tb"/>
    </style:style>
    <style:style style:name="gr9" style:family="graphic" style:parent-style-name="objectwithoutfill">
      <style:graphic-properties svg:stroke-color="#000000" draw:marker-end="Extrems_20_de_20_fletxa_20_6" draw:marker-end-width="0.3cm" draw:fill="none" draw:fill-color="#ffffff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878cm" fo:min-width="3.878cm"/>
      <style:paragraph-properties style:writing-mode="lr-tb"/>
    </style:style>
    <style:style style:name="gr11" style:family="graphic" style:parent-style-name="objectwithoutfill">
      <style:graphic-properties svg:stroke-color="#000000" draw:marker-end="Extrems_20_de_20_fletxa_20_9" draw:marker-end-width="0.3cm" draw:fill="none" draw:fill-color="#000000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2.654cm"/>
      <style:paragraph-properties style:writing-mode="lr-tb"/>
    </style:style>
    <style:style style:name="gr13" style:family="graphic" style:parent-style-name="objectwithoutfill">
      <style:graphic-properties svg:stroke-color="#000000" draw:marker-end="Extrems_20_de_20_fletxa_20_10" draw:marker-end-width="0.3cm" draw:fill="none" draw:fill-color="#000000" draw:textarea-vertical-align="middl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428cm" fo:min-width="2.678cm"/>
      <style:paragraph-properties style:writing-mode="lr-tb"/>
    </style:style>
    <style:style style:name="gr15" style:family="graphic" style:parent-style-name="objectwithoutfill">
      <style:graphic-properties svg:stroke-color="#000000" draw:marker-end="Extrems_20_de_20_fletxa_20_11" draw:marker-end-width="0.3cm" draw:fill="none" draw:fill-color="#000000" draw:textarea-vertical-align="middle"/>
      <style:paragraph-properties style:writing-mode="lr-tb"/>
    </style:style>
    <style:style style:name="gr16" style:family="graphic" style:parent-style-name="objectwithoutfill">
      <style:graphic-properties svg:stroke-color="#000000" draw:marker-end="Extrems_20_de_20_fletxa_20_12" draw:marker-end-width="0.3cm" draw:fill="none" draw:fill-color="#000000" draw:textarea-vertical-align="middle"/>
    </style:style>
    <style:style style:name="gr17" style:family="graphic" style:parent-style-name="objectwithoutfill">
      <style:graphic-properties svg:stroke-color="#000000" draw:marker-end="Extrems_20_de_20_fletxa_20_13" draw:marker-end-width="0.3cm" draw:fill="none" draw:fill-color="#000000" draw:textarea-vertical-align="middle"/>
    </style:style>
    <style:style style:name="gr18" style:family="graphic" style:parent-style-name="objectwithoutfill">
      <style:graphic-properties svg:stroke-color="#000000" draw:marker-end="Extrems_20_de_20_fletxa_20_14" draw:marker-end-width="0.3cm" draw:fill="none" draw:fill-color="#000000" draw:textarea-vertical-align="middle"/>
      <style:paragraph-properties style:writing-mode="lr-tb"/>
    </style:style>
    <style:style style:name="gr19" style:family="graphic" style:parent-style-name="standard">
      <style:graphic-properties draw:stroke="none" draw:fill="none" draw:fill-color="#ffffff" fo:min-height="0.789cm"/>
      <style:paragraph-properties style:writing-mode="lr-tb"/>
    </style:style>
    <style:style style:name="gr20" style:family="graphic" style:parent-style-name="objectwithoutfill">
      <style:graphic-properties svg:stroke-color="#000000" draw:marker-end="Extrems_20_de_20_fletxa_20_15" draw:marker-end-width="0.3cm" draw:fill="none" draw:fill-color="#000000" draw:textarea-vertical-align="middle"/>
    </style:style>
    <style:style style:name="gr21" style:family="graphic" style:parent-style-name="standard">
      <style:graphic-properties draw:stroke="none" draw:fill="none" draw:fill-color="#ffffff" fo:min-height="1.577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none" draw:fill-color="#000000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="none" draw:fill-color="#000000"/>
      <style:paragraph-properties fo:text-align="center" style:writing-mode="lr-tb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1" draw:layer="layout" svg:width="0.75cm" svg:height="0.75cm" svg:x="10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25cm" svg:y1="3.25cm" svg:x2="10.25cm" svg:y2="5cm">
          <text:p/>
        </draw:line>
        <draw:custom-shape draw:style-name="gr3" draw:text-style-name="P4" draw:layer="layout" svg:width="2.75cm" svg:height="1cm" svg:x="9cm" svg:y="7.5cm">
          <text:p text:style-name="P3"><text:span text:style-name="T1">Menú 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75cm" svg:height="0.75cm" svg:x="10cm" svg:y="1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5cm" svg:height="0.25cm" svg:x="10.25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25cm" svg:y1="8.5cm" svg:x2="10.25cm" svg:y2="10.25cm">
          <text:p/>
        </draw:line>
        <draw:custom-shape draw:style-name="gr3" draw:text-style-name="P4" xml:id="id2" draw:id="id2" draw:layer="layout" svg:width="2.75cm" svg:height="1cm" svg:x="9cm" svg:y="10.25cm">
          <text:p text:style-name="P3"><text:span text:style-name="T1">Llista</text:span></text:p>
          <text:p text:style-name="P3"><text:span text:style-name="T1">podcast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0.25cm" svg:y1="15.75cm" svg:x2="10.25cm" svg:y2="17cm">
          <text:p/>
        </draw:line>
        <draw:custom-shape draw:style-name="gr3" draw:text-style-name="P4" xml:id="id1" draw:id="id1" draw:layer="layout" svg:width="2.75cm" svg:height="1cm" svg:x="9cm" svg:y="14.75cm">
          <text:p text:style-name="P3"><text:span text:style-name="T1">Entrar al podca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lines" svg:x1="11.75cm" svg:y1="15.25cm" svg:x2="11.75cm" svg:y2="10.75cm" draw:start-shape="id1" draw:start-glue-point="1" draw:end-shape="id2" draw:end-glue-point="1" svg:d="M11750 15250h502v-4500h-502" svg:viewBox="0 0 503 4501">
          <text:p/>
        </draw:connector>
        <draw:frame draw:style-name="gr6" draw:text-style-name="P7" draw:layer="layout" svg:width="3.162cm" svg:height="0.762cm" svg:x="12cm" svg:y="11.738cm">
          <draw:text-box>
            <text:p><text:span text:style-name="T1">Tornar a la llista</text:span></text:p>
          </draw:text-box>
        </draw:frame>
        <draw:line draw:style-name="gr7" draw:text-style-name="P6" draw:layer="layout" svg:x1="11.75cm" svg:y1="8cm" svg:x2="15cm" svg:y2="8cm">
          <text:p/>
        </draw:line>
        <draw:custom-shape draw:style-name="gr3" draw:text-style-name="P4" draw:layer="layout" svg:width="2.75cm" svg:height="1cm" svg:x="15cm" svg:y="7.75cm">
          <text:p text:style-name="P3"><text:span text:style-name="T1">Modificació</text:span></text:p>
          <text:p text:style-name="P3"><text:span text:style-name="T1">usuar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2.75cm" svg:height="1cm" svg:x="15cm" svg:y="9.5cm">
          <text:p text:style-name="P3"><text:span text:style-name="T1">Modificat correc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6.5cm" svg:y1="8.75cm" svg:x2="16.5cm" svg:y2="9.5cm">
          <text:p/>
        </draw:line>
        <draw:custom-shape draw:style-name="gr3" draw:text-style-name="P4" xml:id="id8" draw:id="id8" draw:layer="layout" svg:width="2.75cm" svg:height="1cm" svg:x="9cm" svg:y="17cm">
          <text:p text:style-name="P3"><text:span text:style-name="T1">Visualització</text:span></text:p>
          <text:p text:style-name="P3"><text:span text:style-name="T1">podca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0.25cm" svg:y1="11.25cm" svg:x2="10.25cm" svg:y2="12.5cm">
          <text:p/>
        </draw:line>
        <draw:connector draw:style-name="gr8" draw:text-style-name="P9" draw:layer="layout" svg:x1="14.934cm" svg:y1="10.012cm" svg:x2="11.75cm" svg:y2="10.75cm" draw:end-shape="id2" draw:end-glue-point="1" svg:d="M14934 10012h-1341v738h-1843" svg:viewBox="0 0 3185 739">
          <text:p text:style-name="P8"><text:span text:style-name="T1">Redirecció <text:s text:c="11"/></text:span></text:p>
        </draw:connector>
        <draw:custom-shape draw:style-name="gr3" draw:text-style-name="P4" xml:id="id4" draw:id="id4" draw:layer="layout" svg:width="2.75cm" svg:height="1cm" svg:x="9cm" svg:y="5cm">
          <text:p text:style-name="P3"><text:span text:style-name="T1">Pàgina inici /</text:span></text:p>
          <text:p text:style-name="P3"><text:span text:style-name="T1">Welco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0.25cm" svg:y1="6cm" svg:x2="10.25cm" svg:y2="7.5cm">
          <text:p/>
        </draw:line>
        <draw:connector draw:style-name="gr9" draw:text-style-name="P6" draw:layer="layout" draw:type="lines" draw:line-skew="0.248cm 6.248cm" svg:x1="17.75cm" svg:y1="10cm" svg:x2="11.75cm" svg:y2="5.5cm" draw:start-shape="id3" draw:start-glue-point="1" draw:end-shape="id4" draw:end-glue-point="1" svg:d="M17750 10000h756l-6-4500h-6750" svg:viewBox="0 0 6757 4501">
          <text:p/>
        </draw:connector>
        <draw:custom-shape draw:style-name="gr10" draw:text-style-name="P4" draw:layer="layout" svg:width="4.5cm" svg:height="1.25cm" svg:x="2.5cm" svg:y="7.5cm">
          <text:p text:style-name="P3"><text:span text:style-name="T1">Els meus podcasts</text:span></text:p>
          <text:p text:style-name="P3"><text:span text:style-name="T1">Es una llista que els guar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2" xml:id="id5" draw:id="id5" draw:layer="measurelines" svg:x1="9cm" svg:y1="8cm" svg:x2="7cm" svg:y2="8cm">
          <text:p/>
        </draw:line>
        <draw:custom-shape draw:style-name="gr12" draw:text-style-name="P4" xml:id="id7" draw:id="id7" draw:layer="measurelines" svg:width="3.25cm" svg:height="1cm" svg:x="3.25cm" svg:y="11.75cm">
          <text:p text:style-name="P3"><text:span text:style-name="T1">Visualització</text:span></text:p>
          <text:p text:style-name="P3"><text:span text:style-name="T1">Podcasts guardat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measurelines" svg:x1="4.75cm" svg:y1="8.75cm" svg:x2="4.75cm" svg:y2="11.75cm">
          <text:p/>
        </draw:line>
        <draw:connector draw:style-name="gr13" draw:text-style-name="P2" draw:layer="measurelines" draw:type="lines" draw:line-skew="-0.4cm -0.749cm" svg:x1="9cm" svg:y1="8cm" svg:x2="7.125cm" svg:y2="10.25cm" draw:start-shape="id5" draw:start-glue-point="1" draw:end-shape="id6" draw:end-glue-point="0" svg:d="M9000 8000v250l-1875 750v1250" svg:viewBox="0 0 1876 2251">
          <text:p/>
        </draw:connector>
        <draw:custom-shape draw:style-name="gr12" draw:text-style-name="P4" xml:id="id6" draw:id="id6" draw:layer="measurelines" svg:width="3.25cm" svg:height="1cm" svg:x="5.5cm" svg:y="10.25cm">
          <text:p text:style-name="P3"><text:span text:style-name="T1">Retransmissió</text:span></text:p>
          <text:p text:style-name="P3"><text:span text:style-name="T1">Podcast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measurelines" svg:width="3.25cm" svg:height="0.75cm" svg:x="5.75cm" svg:y="13.5cm">
          <text:p text:style-name="P3"><text:span text:style-name="T1"/></text:p>
          <text:p text:style-name="P3"><text:span text:style-name="T1">Usuaris en viu</text:span></text:p>
          <text:p text:style-name="P3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measurelines" svg:x1="7cm" svg:y1="11.25cm" svg:x2="7cm" svg:y2="13.5cm">
          <text:p/>
        </draw:line>
        <draw:line draw:style-name="gr15" draw:text-style-name="P10" draw:layer="measurelines" svg:x1="8.25cm" svg:y1="10.25cm" svg:x2="9.5cm" svg:y2="8.5cm">
          <text:p text:style-name="P8"><text:span text:style-name="T1">Retorna <text:s text:c="2"/></text:span></text:p>
          <text:p text:style-name="P8"><text:span text:style-name="T1"/></text:p>
        </draw:line>
        <draw:line draw:style-name="gr16" draw:text-style-name="P2" draw:layer="measurelines" svg:x1="7.5cm" svg:y1="14.25cm" svg:x2="9cm" svg:y2="17cm">
          <text:p/>
        </draw:line>
        <draw:connector draw:style-name="gr17" draw:text-style-name="P2" draw:layer="measurelines" svg:x1="4.875cm" svg:y1="12.75cm" svg:x2="9cm" svg:y2="17.5cm" draw:start-shape="id7" draw:start-glue-point="2" draw:end-shape="id8" draw:end-glue-point="3" svg:d="M4875 12750v4750h4125" svg:viewBox="0 0 4126 4751">
          <text:p/>
        </draw:connector>
        <draw:connector draw:style-name="gr18" draw:text-style-name="P11" draw:layer="measurelines" draw:line-skew="-6.749cm" svg:x1="9cm" svg:y1="17.5cm" svg:x2="9cm" svg:y2="5.5cm" draw:start-shape="id8" draw:start-glue-point="3" draw:end-shape="id4" draw:end-glue-point="3" svg:d="M9000 17500h-7250v-12000h7250" svg:viewBox="0 0 7251 12001">
          <text:p text:style-name="P8"/>
          <text:p text:style-name="P8"/>
          <text:p text:style-name="P8"/>
          <text:p text:style-name="P8"/>
          <text:p text:style-name="P8"/>
          <text:p text:style-name="P8"/>
        </draw:connector>
        <draw:frame draw:style-name="gr19" draw:text-style-name="P7" draw:layer="measurelines" svg:width="4.164cm" svg:height="1.039cm" draw:transform="rotate (1.58214096693286) translate (1.238cm 12.17cm)">
          <draw:text-box>
            <text:p><text:span text:style-name="T1">Ens retorna al inici</text:span></text:p>
          </draw:text-box>
        </draw:frame>
        <draw:custom-shape draw:style-name="gr3" draw:text-style-name="P4" draw:layer="measurelines" svg:width="2.75cm" svg:height="1cm" svg:x="9cm" svg:y="12.5cm">
          <text:p text:style-name="P3"><text:span text:style-name="T1">Gratuït/paga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measurelines" svg:x1="10.25cm" svg:y1="13.5cm" svg:x2="10.25cm" svg:y2="14.75cm">
          <text:p/>
        </draw:line>
        <draw:custom-shape draw:style-name="gr3" draw:text-style-name="P4" xml:id="id9" draw:id="id9" draw:layer="measurelines" svg:width="2.75cm" svg:height="1cm" svg:x="13.25cm" svg:y="12.5cm">
          <text:p text:style-name="P3"><text:span text:style-name="T1">Compr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measurelines" svg:x1="11.75cm" svg:y1="13cm" svg:x2="13.25cm" svg:y2="13cm">
          <text:p/>
        </draw:line>
        <draw:line draw:style-name="gr2" draw:text-style-name="P2" draw:layer="measurelines" svg:x1="14.5cm" svg:y1="13.5cm" svg:x2="14.5cm" svg:y2="14.75cm">
          <text:p/>
        </draw:line>
        <draw:custom-shape draw:style-name="gr3" draw:text-style-name="P4" draw:layer="measurelines" svg:width="2.75cm" svg:height="1cm" svg:x="13.25cm" svg:y="14.75cm">
          <text:p text:style-name="P3"><text:span text:style-name="T1">Pagament f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measurelines" svg:x1="14.5cm" svg:y1="15.75cm" svg:x2="11.75cm" svg:y2="17cm">
          <text:p/>
        </draw:line>
        <draw:line draw:style-name="gr2" draw:text-style-name="P2" draw:layer="measurelines" svg:x1="10.25cm" svg:y1="18cm" svg:x2="10.25cm" svg:y2="19.25cm">
          <text:p/>
        </draw:line>
        <draw:connector draw:style-name="gr20" draw:text-style-name="P2" draw:layer="measurelines" svg:x1="16cm" svg:y1="13cm" svg:x2="11.75cm" svg:y2="10.75cm" draw:start-shape="id9" draw:start-glue-point="1" draw:end-shape="id2" draw:end-glue-point="1" svg:d="M16000 13000h502v-2250h-4752" svg:viewBox="0 0 4753 2251">
          <text:p/>
        </draw:connector>
        <draw:frame draw:style-name="gr21" draw:text-style-name="P7" draw:layer="measurelines" svg:width="3.162cm" svg:height="1.827cm" svg:x="16.338cm" svg:y="11.423cm">
          <draw:text-box>
            <text:p><text:span text:style-name="T1">Pagament cancel·lat/no fet correctament ens retorna</text:span></text:p>
          </draw:text-box>
        </draw:frame>
        <draw:frame draw:style-name="gr21" draw:text-style-name="P7" draw:layer="layout" svg:width="4.5cm" svg:height="1.827cm" svg:x="10.5cm" svg:y="3.251cm">
          <draw:text-box>
            <text:p><text:span text:style-name="T1">En el cas que l’usuari s’ha autenticat amb el seu compt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draw:marker draw:name="Extrems_20_de_20_fletxa_20_10" draw:display-name="Extrems de fletxa 10" svg:viewBox="0 0 20 20" svg:d="M0 20l10-20 10 20z"/>
    <draw:marker draw:name="Extrems_20_de_20_fletxa_20_11" draw:display-name="Extrems de fletxa 11" svg:viewBox="0 0 20 20" svg:d="M0 20l10-20 10 20z"/>
    <draw:marker draw:name="Extrems_20_de_20_fletxa_20_12" draw:display-name="Extrems de fletxa 12" svg:viewBox="0 0 20 20" svg:d="M0 20l10-20 10 20z"/>
    <draw:marker draw:name="Extrems_20_de_20_fletxa_20_13" draw:display-name="Extrems de fletxa 13" svg:viewBox="0 0 20 20" svg:d="M0 20l10-20 10 20z"/>
    <draw:marker draw:name="Extrems_20_de_20_fletxa_20_14" draw:display-name="Extrems de fletxa 14" svg:viewBox="0 0 20 20" svg:d="M0 20l10-20 10 20z"/>
    <draw:marker draw:name="Extrems_20_de_20_fletxa_20_15" draw:display-name="Extrems de fletxa 15" svg:viewBox="0 0 20 20" svg:d="M0 20l10-20 10 20z"/>
    <draw:marker draw:name="Extrems_20_de_20_fletxa_20_3" draw:display-name="Extrems de fletxa 3" svg:viewBox="0 0 20 20" svg:d="M0 20l10-20 10 20z"/>
    <draw:marker draw:name="Extrems_20_de_20_fletxa_20_4" draw:display-name="Extrems de fletxa 4" svg:viewBox="0 0 20 20" svg:d="M0 20l10-20 10 20z"/>
    <draw:marker draw:name="Extrems_20_de_20_fletxa_20_5" draw:display-name="Extrems de fletxa 5" svg:viewBox="0 0 20 20" svg:d="M0 20l10-20 10 20z"/>
    <draw:marker draw:name="Extrems_20_de_20_fletxa_20_6" draw:display-name="Extrems de fletxa 6" svg:viewBox="0 0 20 20" svg:d="M0 20l10-20 10 20z"/>
    <draw:marker draw:name="Extrems_20_de_20_fletxa_20_9" draw:display-name="Extrems de fletx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10-06T19:48:35.759023266</meta:creation-date>
    <dc:date>2021-10-08T17:32:18.765511777</dc:date>
    <meta:editing-duration>PT47M2S</meta:editing-duration>
    <meta:editing-cycles>22</meta:editing-cycles>
    <meta:generator>LibreOffice/7.1.4.2$Linux_X86_64 LibreOffice_project/10$Build-2</meta:generator>
    <meta:document-statistic meta:object-count="45"/>
  </office:meta>
</office:document-meta>
</file>